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~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~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~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~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~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~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~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~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~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"Yep"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~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~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~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 slip~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~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~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"phantom ship"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~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~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~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~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~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"Orphan Drug SPL-195"~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~? But if I do, I suppose
that's just the cost of good science~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~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~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~. I didn't want to have to do this,
but I'll use force if I have to~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~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~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~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~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~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~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~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~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~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~, no teasing grown-ups~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~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~. Now, how about you
pass that over~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3:23:50+01:00</meta:creation-date>
    <dc:date>2020-02-08T13:2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